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MethodArgumentResolverTests.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sponseMethodArgumentResolverTests.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spons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sponseMethodArgumentResolverTests.servletResponseNoMav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sponseMethodArgumentResolverTests.supportedParams( ServletResponse p0 , OutputStream p1 , Writer 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sponseMethodArgumentResolverTests.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